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20000026305161F7CA8F8FB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e59" draw:fill-color="#f6f9d4" draw:textarea-horizontal-align="justify" draw:textarea-vertical-align="middle" draw:auto-grow-height="false" fo:min-height="9.91cm" fo:min-width="7.755cm"/>
    </style:style>
    <style:style style:name="gr2" style:family="graphic" style:parent-style-name="standard">
      <style:graphic-properties svg:stroke-color="#ffde59" draw:fill-color="#f6f9d4" draw:textarea-horizontal-align="justify" draw:textarea-vertical-align="middle" draw:auto-grow-height="false" fo:min-height="9.91cm" fo:min-width="6.308cm"/>
    </style:style>
    <style:style style:name="gr3" style:family="graphic" style:parent-style-name="standard">
      <style:graphic-properties svg:stroke-color="#ffde59" draw:fill="bitmap" draw:fill-color="#f6f9d4" draw:fill-image-name="Baskground1" draw:opacity="75%" draw:textarea-horizontal-align="justify" draw:textarea-vertical-align="middle" draw:auto-grow-height="false" fo:min-height="6.1cm" fo:min-width="5.595cm"/>
    </style:style>
    <style:style style:name="gr4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57cm" fo:min-width="0cm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212cm" svg:stroke-color="#ea7500" draw:marker-start-width="0.517cm" draw:marker-end="" draw:marker-end-width="0.517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draw:stroke="dash" draw:stroke-dash="Dot" svg:stroke-width="0.212cm" svg:stroke-color="#ea75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9cm" fo:min-width="4.453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01cm" fo:min-width="4.425cm" fo:padding-top="0.139cm" fo:padding-bottom="0.139cm" fo:padding-left="0.264cm" fo:padding-right="0.264cm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loext:graphic-properties draw:fill="bitmap" draw:fill-color="#f6f9d4" draw:fill-image-name="Baskground1" draw:opacity="75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10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16cm" svg:x="1.30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08cm" svg:height="10.16cm" svg:x="13.192cm" svg:y="6.86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6.095cm" svg:height="6.35cm" svg:x="2.397cm" svg:y="9.76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3.208cm" svg:y1="10.909cm" svg:x2="7.682cm" svg:y2="15.18cm">
            <text:p/>
          </draw:line>
          <draw:line draw:style-name="gr5" draw:text-style-name="P3" draw:layer="layout" svg:x1="2.397cm" svg:y1="13.215cm" svg:x2="8.493cm" svg:y2="12.874cm">
            <text:p/>
          </draw:line>
          <draw:line draw:style-name="gr5" draw:text-style-name="P3" draw:layer="layout" svg:x1="4.609cm" svg:y1="16.063cm" svg:x2="6.28cm" svg:y2="10.026cm">
            <text:p/>
          </draw:line>
          <draw:line draw:style-name="gr5" draw:text-style-name="P3" draw:layer="layout" svg:x1="3.387cm" svg:y1="15.362cm" svg:x2="7.503cm" svg:y2="10.727cm">
            <text:p/>
          </draw:line>
          <draw:custom-shape draw:style-name="gr6" draw:text-style-name="P4" draw:layer="layout" svg:width="0.559cm" svg:height="0.575cm" svg:x="5.173cm" svg:y="12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0.958cm" svg:height="0.725cm" svg:x="3.09cm" svg:y="14.589cm">
            <draw:text-box>
              <text:p><text:span text:style-name="T1">1</text:span></text:p>
            </draw:text-box>
          </draw:frame>
          <draw:frame draw:style-name="gr7" draw:text-style-name="P5" draw:layer="layout" svg:width="0.32cm" svg:height="0.725cm" svg:x="2.524cm" svg:y="12.511cm">
            <draw:text-box>
              <text:p><text:span text:style-name="T1">2</text:span></text:p>
            </draw:text-box>
          </draw:frame>
          <draw:frame draw:style-name="gr7" draw:text-style-name="P5" draw:layer="layout" svg:width="0.319cm" svg:height="0.725cm" svg:x="3.323cm" svg:y="10.457cm">
            <draw:text-box>
              <text:p><text:span text:style-name="T1">3</text:span></text:p>
            </draw:text-box>
          </draw:frame>
          <draw:frame draw:style-name="gr7" draw:text-style-name="P5" draw:layer="layout" svg:width="0.32cm" svg:height="0.725cm" svg:x="5.699cm" svg:y="9.8cm">
            <draw:text-box>
              <text:p><text:span text:style-name="T1">4</text:span></text:p>
            </draw:text-box>
          </draw:frame>
        </draw:g>
        <draw:line draw:style-name="gr8" draw:text-style-name="P3" draw:layer="layout" svg:x1="14.398cm" svg:y1="11.595cm" svg:x2="19.231cm" svg:y2="11.595cm">
          <text:p/>
        </draw:line>
        <draw:line draw:style-name="gr9" draw:text-style-name="P3" draw:layer="layout" svg:x1="14.399cm" svg:y1="12.91cm" svg:x2="19.232cm" svg:y2="12.91cm">
          <text:p/>
        </draw:line>
        <draw:line draw:style-name="gr9" draw:text-style-name="P3" draw:layer="layout" svg:x1="14.4cm" svg:y1="12.254cm" svg:x2="19.233cm" svg:y2="12.254cm">
          <text:p/>
        </draw:line>
        <draw:line draw:style-name="gr9" draw:text-style-name="P3" draw:layer="layout" svg:x1="14.401cm" svg:y1="13.548cm" svg:x2="19.234cm" svg:y2="13.548cm">
          <text:p/>
        </draw:line>
        <draw:frame draw:style-name="gr10" draw:text-style-name="P5" draw:layer="layout" svg:width="0.358cm" svg:height="0.952cm" svg:x="13.817cm" svg:y="11.906cm">
          <draw:text-box>
            <text:p><text:span text:style-name="T1">4</text:span></text:p>
          </draw:text-box>
        </draw:frame>
        <draw:frame draw:style-name="gr10" draw:text-style-name="P5" draw:layer="layout" svg:width="0.358cm" svg:height="0.952cm" svg:x="13.84cm" svg:y="11.257cm">
          <draw:text-box>
            <text:p><text:span text:style-name="T1">1</text:span></text:p>
          </draw:text-box>
        </draw:frame>
        <draw:frame draw:style-name="gr10" draw:text-style-name="P5" draw:layer="layout" svg:width="0.357cm" svg:height="0.952cm" svg:x="13.841cm" svg:y="12.509cm">
          <draw:text-box>
            <text:p><text:span text:style-name="T1">2</text:span></text:p>
          </draw:text-box>
        </draw:frame>
        <draw:frame draw:style-name="gr10" draw:text-style-name="P5" draw:layer="layout" svg:width="0.357cm" svg:height="0.952cm" svg:x="13.842cm" svg:y="13.167cm">
          <draw:text-box>
            <text:p><text:span text:style-name="T1">3</text:span></text:p>
          </draw:text-box>
        </draw:frame>
        <draw:line draw:style-name="gr11" draw:text-style-name="P3" draw:layer="layout" svg:x1="10.063cm" svg:y1="12.684cm" svg:x2="12.73cm" svg:y2="12.684cm">
          <text:p/>
        </draw:line>
        <draw:frame draw:style-name="gr12" draw:text-style-name="P7" draw:layer="layout" svg:width="3.302cm" svg:height="1.199cm" svg:x="9.709cm" svg:y="12.882cm">
          <draw:text-box>
            <text:p text:style-name="P6"><text:span text:style-name="T1">Rangement par proximité</text:span></text:p>
          </draw:text-box>
        </draw:frame>
        <draw:frame draw:style-name="gr13" draw:text-style-name="P9" draw:layer="layout" svg:width="4.572cm" svg:height="1.787cm" svg:x="3.186cm" svg:y="6.842cm">
          <draw:text-box>
            <text:p text:style-name="P8"><text:span text:style-name="T2">Espace</text:span><text:span text:style-name="T3"> </text:span><text:span text:style-name="T2">d’apprentissage</text:span></text:p>
          </draw:text-box>
        </draw:frame>
        <draw:frame draw:style-name="gr13" draw:text-style-name="P11" draw:layer="layout" svg:width="4.572cm" svg:height="1.787cm" svg:x="14.586cm" svg:y="6.943cm">
          <draw:text-box>
            <text:p text:style-name="P10"><text:span text:style-name="T2">Vignette</text:span></text:p>
          </draw:text-box>
        </draw:frame>
        <draw:frame draw:style-name="gr14" draw:text-style-name="P13" draw:layer="layout" svg:width="6.919cm" svg:height="1.827cm" svg:x="13.065cm" svg:y="8.166cm">
          <draw:text-box>
            <text:p text:style-name="P12"><text:span text:style-name="T4">Echantillonnage des droites :</text:span></text:p>
            <text:p text:style-name="P12"><text:span text:style-name="T5">La couleur de chaque pixel correspond à la récompense obtenue avec les paramètres correspondants à ce point</text:span></text:p>
          </draw:text-box>
        </draw:frame>
        <draw:frame draw:style-name="gr15" draw:text-style-name="P15" draw:layer="layout" svg:width="10.033cm" svg:height="1.039cm" svg:x="1.508cm" svg:y="17.233cm">
          <draw:text-box>
            <text:p text:style-name="P14"><text:span text:style-name="T6">Vue de l’esprit de l’espace d’apprentissage (bruit Perlin)</text:span></text:p>
          </draw:text-box>
        </draw:frame>
        <draw:frame draw:style-name="gr14" draw:text-style-name="P13" draw:layer="layout" svg:width="6.919cm" svg:height="1.827cm" svg:x="2.016cm" svg:y="8.239cm">
          <draw:text-box>
            <text:p text:style-name="P12"><text:span text:style-name="T4">Tirage aléatoire des droites :</text:span></text:p>
            <text:p text:style-name="P12"><text:span text:style-name="T5">On tire dans l’espace de dimension N un certain nombre de droites</text:span></text:p>
          </draw:text-box>
        </draw:frame>
        <draw:custom-shape draw:style-name="gr16" draw:text-style-name="P16" draw:layer="layout" svg:width="4.953cm" svg:height="0.279cm" svg:x="14.335cm" svg:y="11.4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953cm" svg:height="0.279cm" svg:x="14.335cm" svg:y="13.4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953cm" svg:height="0.279cm" svg:x="14.335cm" svg:y="12.1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953cm" svg:height="0.279cm" svg:x="14.335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skground1" xlink:href="Pictures/10000201000002620000026305161F7CA8F8FBE6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6:21:02.744158767</meta:creation-date>
    <dc:date>2021-05-18T22:42:25.280737679</dc:date>
    <meta:editing-duration>PT34M3S</meta:editing-duration>
    <meta:editing-cycles>9</meta:editing-cycles>
    <meta:generator>LibreOffice/6.4.7.2$Linux_X86_64 LibreOffice_project/40$Build-2</meta:generator>
    <meta:document-statistic meta:object-count="32"/>
  </office:meta>
</office:document-meta>
</file>